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ADDPROJEC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AddProject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number-columns-spanned="2">
            <table:table table:is-sub-table="true">
              <table:table-column table:style-name="Table3.B"/>
              <table:table-column table:style-name="Table3.C"/>
              <table:table-row>
                <table:table-cell table:style-name="Table3.B2.1.1" office:value-type="string">
                  <text:p text:style-name="P11">name</text:p>
                </table:table-cell>
                <table:table-cell table:style-name="Table3.B2.2.1" office:value-type="string">
                  <text:p text:style-name="P11">Proyecto 1</text:p>
                </table:table-cell>
              </table:table-row>
              <table:table-row>
                <table:table-cell table:style-name="Table3.B2.1.1" office:value-type="string">
                  <text:p text:style-name="P11">author</text:p>
                </table:table-cell>
                <table:table-cell table:style-name="Table3.B2.2.1" office:value-type="string">
                  <text:p text:style-name="P11">equipo</text:p>
                </table:table-cell>
              </table:table-row>
              <table:table-row>
                <table:table-cell table:style-name="Table3.B2.1.1" office:value-type="string">
                  <text:p text:style-name="P11">description</text:p>
                </table:table-cell>
                <table:table-cell table:style-name="Table3.B2.2.1" office:value-type="string">
                  <text:p text:style-name="P11">nuevo proyecto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addproject&gt;</text:p>
      <text:p text:style-name="P12"><text:tab/>&lt;name&gt;Proyecto 1&lt;/name&gt;</text:p>
      <text:p text:style-name="P12"><text:tab/>&lt;author&gt;equipo&lt;/author&gt;</text:p>
      <text:p text:style-name="P12"><text:tab/>&lt;description&gt;nuevo proyecto&lt;/description&gt;</text:p>
      <text:p text:style-name="P12"><text:tab/>&lt;users /&gt;</text:p>
      <text:p text:style-name="P12">&lt;/addproject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26:12</dc:date>
    <dc:language>es-CO</dc:language>
    <meta:editing-cycles>74</meta:editing-cycles>
    <meta:editing-duration>PT41M29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7" meta:word-count="76" meta:character-count="557"/>
  </office:meta>
</office:document-meta>
</file>